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8f9f" officeooo:paragraph-rsid="00188f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</text:p>
      <text:p text:style-name="P1"></text:p>
      <text:p text:style-name="P1">re.match(r"", string)</text:p>
      <text:p text:style-name="P1">match checks if the pattern is present at the beginning of the string or not</text:p>
      <text:p text:style-name="P1">re.search(r"", string)</text:p>
      <text:p text:style-name="P1">search checks if the pattern is present anywhere in the string or not</text:p>
      <text:p text:style-name="P1">re.findall(r"", string)</text:p>
      <text:p text:style-name="P1">re.sub(r"", repl, string)</text:p>
      <text:p text:style-name="P1">~ <text:s text:c="25"/></text:p>
      <text:p text:style-name="P1">. any character except a new line character \n</text:p>
      <text:p text:style-name="P1"></text:p>
      <text:p text:style-name="P1">quantifiers:-</text:p>
      <text:p text:style-name="P1"></text:p>
      <text:p text:style-name="P1">* 0 or more number of times</text:p>
      <text:p text:style-name="P1">r"ca*b"</text:p>
      <text:p text:style-name="P1">c followed by a 0 or more number of times followed by b</text:p>
      <text:p text:style-name="P1">cb, cab, caab, caaab, .....</text:p>
      <text:p text:style-name="P1"></text:p>
      <text:p text:style-name="P1">+ 1 or more number of times</text:p>
      <text:p text:style-name="P1">r"ca+b"</text:p>
      <text:p text:style-name="P1">c followed by a 1 or more number of times followed by b</text:p>
      <text:p text:style-name="P1">cab, caab, caaab,.....</text:p>
      <text:p text:style-name="P1"></text:p>
      <text:p text:style-name="P1">? 0 or 1 time</text:p>
      <text:p text:style-name="P1">r"ca?b"</text:p>
      <text:p text:style-name="P1">c followed by a 0 or 1 time followed by b</text:p>
      <text:p text:style-name="P1">cb, cab</text:p>
      <text:p text:style-name="P1"></text:p>
      <text:p text:style-name="P1">{m,} min=m, max = any number of times</text:p>
      <text:p text:style-name="P1">r"ca{3,}b"</text:p>
      <text:p text:style-name="P1">c followed by a 3 or more number times followed by b</text:p>
      <text:p text:style-name="P1">caaab, caaaab, .....</text:p>
      <text:p text:style-name="P1"></text:p>
      <text:p text:style-name="P1">{m,n} min = m, max = n</text:p>
      <text:p text:style-name="P1">r"ca{3,5}b"</text:p>
      <text:p text:style-name="P1">-- INSERT -- <text:s text:c="61"/>1,46 <text:s text:c="9"/>Top</text:p>
      <text:p text:style-name="P1"/>
      <text:p text:style-name="P1"/>
      <text:p text:style-name="P1">sessitra@VTA055L:~$ python</text:p>
      <text:p text:style-name="P1">Python 2.7.6 (default, Jun 22 2015, 17:58:13) </text:p>
      <text:p text:style-name="P1">[GCC 4.8.2] on linux2</text:p>
      <text:p text:style-name="P1">Type "help", "copyright", "credits" or "license" for more information.</text:p>
      <text:p text:style-name="P1">&gt;&gt;&gt; </text:p>
      <text:p text:style-name="P1">.ICEauthority <text:s text:c="19"/>.repo_.gitconfig.json <text:s text:c="11"/>Untitled 1.odt</text:p>
      <text:p text:style-name="P1">.Xauthority <text:s text:c="21"/>.repoconfig/ <text:s text:c="20"/>Videos/</text:p>
      <text:p text:style-name="P1">.android/ <text:s text:c="23"/>.ssh/ <text:s text:c="27"/>Yasir/</text:p>
      <text:p text:style-name="P1">.bash_history <text:s text:c="19"/>.viminfo <text:s text:c="24"/>a.out</text:p>
      <text:p text:style-name="P1">.bash_logout <text:s text:c="20"/>.vimrc <text:s text:c="26"/>android/</text:p>
      <text:p text:style-name="P1">.bashrc <text:s text:c="25"/>.xsession-errors <text:s text:c="16"/>ashwini_yocto .pptx</text:p>
      <text:p text:style-name="P1">.cache/ <text:s text:c="25"/>.xsession-errors.old <text:s text:c="12"/>bin/</text:p>
      <text:p text:style-name="P1">.compiz/ <text:s text:c="24"/>Audio_driver_flow.odt <text:s text:c="11"/>demo.sh</text:p>
      <text:p text:style-name="P1">.config/ <text:s text:c="24"/>Desktop/ <text:s text:c="24"/>examples.desktop</text:p>
      <text:p text:style-name="P1"><text:soft-page-break/>.dbus/ <text:s text:c="26"/>Documents/ <text:s text:c="22"/>how_does_Audio_codecs_work.odt</text:p>
      <text:p text:style-name="P1">.dmrc <text:s text:c="27"/>Downloads/ <text:s text:c="22"/>jutursai@192.168.2.136/</text:p>
      <text:p text:style-name="P1">.gconf/ <text:s text:c="25"/>Fuego.pptx <text:s text:c="22"/>saikrishna_can.ppt</text:p>
      <text:p text:style-name="P1">.gitconfig <text:s text:c="22"/>Music/ <text:s text:c="26"/>sample_usb_drivers/</text:p>
      <text:p text:style-name="P1">.lesshst <text:s text:c="24"/>Pictures/ <text:s text:c="23"/>shell/</text:p>
      <text:p text:style-name="P1">.local/ <text:s text:c="25"/>Public/ <text:s text:c="25"/>test.txt</text:p>
      <text:p text:style-name="P1">.mozilla/ <text:s text:c="23"/>Rathod_Feb_Presentation.pptx <text:s text:c="4"/>try.c</text:p>
      <text:p text:style-name="P1">.profile <text:s text:c="24"/>Sessions/ <text:s text:c="23"/>video_brightness_contr_2_auto.c</text:p>
      <text:p text:style-name="P1">.re_demo.swp <text:s text:c="20"/>Templates/ <text:s text:c="22"/></text:p>
      <text:p text:style-name="P1">&gt;&gt;&gt; </text:p>
      <text:p text:style-name="P1">.ICEauthority <text:s text:c="19"/>.repo_.gitconfig.json <text:s text:c="11"/>Untitled 1.odt</text:p>
      <text:p text:style-name="P1">.Xauthority <text:s text:c="21"/>.repoconfig/ <text:s text:c="20"/>Videos/</text:p>
      <text:p text:style-name="P1">.android/ <text:s text:c="23"/>.ssh/ <text:s text:c="27"/>Yasir/</text:p>
      <text:p text:style-name="P1">.bash_history <text:s text:c="19"/>.viminfo <text:s text:c="24"/>a.out</text:p>
      <text:p text:style-name="P1">.bash_logout <text:s text:c="20"/>.vimrc <text:s text:c="26"/>android/</text:p>
      <text:p text:style-name="P1">.bashrc <text:s text:c="25"/>.xsession-errors <text:s text:c="16"/>ashwini_yocto .pptx</text:p>
      <text:p text:style-name="P1">.cache/ <text:s text:c="25"/>.xsession-errors.old <text:s text:c="12"/>bin/</text:p>
      <text:p text:style-name="P1">.compiz/ <text:s text:c="24"/>Audio_driver_flow.odt <text:s text:c="11"/>demo.sh</text:p>
      <text:p text:style-name="P1">.config/ <text:s text:c="24"/>Desktop/ <text:s text:c="24"/>examples.desktop</text:p>
      <text:p text:style-name="P1">.dbus/ <text:s text:c="26"/>Documents/ <text:s text:c="22"/>how_does_Audio_codecs_work.odt</text:p>
      <text:p text:style-name="P1">.dmrc <text:s text:c="27"/>Downloads/ <text:s text:c="22"/>jutursai@192.168.2.136/</text:p>
      <text:p text:style-name="P1">.gconf/ <text:s text:c="25"/>Fuego.pptx <text:s text:c="22"/>saikrishna_can.ppt</text:p>
      <text:p text:style-name="P1">.gitconfig <text:s text:c="22"/>Music/ <text:s text:c="26"/>sample_usb_drivers/</text:p>
      <text:p text:style-name="P1">.lesshst <text:s text:c="24"/>Pictures/ <text:s text:c="23"/>shell/</text:p>
      <text:p text:style-name="P1">.local/ <text:s text:c="25"/>Public/ <text:s text:c="25"/>test.txt</text:p>
      <text:p text:style-name="P1">.mozilla/ <text:s text:c="23"/>Rathod_Feb_Presentation.pptx <text:s text:c="4"/>try.c</text:p>
      <text:p text:style-name="P1">.profile <text:s text:c="24"/>Sessions/ <text:s text:c="23"/>video_brightness_contr_2_auto.c</text:p>
      <text:p text:style-name="P1">.re_demo.swp <text:s text:c="20"/>Templates/ <text:s text:c="22"/></text:p>
      <text:p text:style-name="P1">&gt;&gt;&gt; </text:p>
      <text:p text:style-name="P1">.ICEauthority <text:s text:c="19"/>.repo_.gitconfig.json <text:s text:c="11"/>Untitled 1.odt</text:p>
      <text:p text:style-name="P1">.Xauthority <text:s text:c="21"/>.repoconfig/ <text:s text:c="20"/>Videos/</text:p>
      <text:p text:style-name="P1">.android/ <text:s text:c="23"/>.ssh/ <text:s text:c="27"/>Yasir/</text:p>
      <text:p text:style-name="P1">.bash_history <text:s text:c="19"/>.viminfo <text:s text:c="24"/>a.out</text:p>
      <text:p text:style-name="P1">.bash_logout <text:s text:c="20"/>.vimrc <text:s text:c="26"/>android/</text:p>
      <text:p text:style-name="P1">.bashrc <text:s text:c="25"/>.xsession-errors <text:s text:c="16"/>ashwini_yocto .pptx</text:p>
      <text:p text:style-name="P1">.cache/ <text:s text:c="25"/>.xsession-errors.old <text:s text:c="12"/>bin/</text:p>
      <text:p text:style-name="P1">.compiz/ <text:s text:c="24"/>Audio_driver_flow.odt <text:s text:c="11"/>demo.sh</text:p>
      <text:p text:style-name="P1">.config/ <text:s text:c="24"/>Desktop/ <text:s text:c="24"/>examples.desktop</text:p>
      <text:p text:style-name="P1">.dbus/ <text:s text:c="26"/>Documents/ <text:s text:c="22"/>how_does_Audio_codecs_work.odt</text:p>
      <text:p text:style-name="P1">.dmrc <text:s text:c="27"/>Downloads/ <text:s text:c="22"/>jutursai@192.168.2.136/</text:p>
      <text:p text:style-name="P1">.gconf/ <text:s text:c="25"/>Fuego.pptx <text:s text:c="22"/>saikrishna_can.ppt</text:p>
      <text:p text:style-name="P1">.gitconfig <text:s text:c="22"/>Music/ <text:s text:c="26"/>sample_usb_drivers/</text:p>
      <text:p text:style-name="P1">.lesshst <text:s text:c="24"/>Pictures/ <text:s text:c="23"/>shell/</text:p>
      <text:p text:style-name="P1">.local/ <text:s text:c="25"/>Public/ <text:s text:c="25"/>test.txt</text:p>
      <text:p text:style-name="P1">.mozilla/ <text:s text:c="23"/>Rathod_Feb_Presentation.pptx <text:s text:c="4"/>try.c</text:p>
      <text:p text:style-name="P1">.profile <text:s text:c="24"/>Sessions/ <text:s text:c="23"/>video_brightness_contr_2_auto.c</text:p>
      <text:p text:style-name="P1">.re_demo.swp <text:s text:c="20"/>Templates/ <text:s text:c="22"/></text:p>
      <text:p text:style-name="P1">&gt;&gt;&gt; </text:p>
      <text:p text:style-name="P1">.ICEauthority <text:s text:c="19"/>.repo_.gitconfig.json <text:s text:c="11"/>Untitled 1.odt</text:p>
      <text:p text:style-name="P1">.Xauthority <text:s text:c="21"/>.repoconfig/ <text:s text:c="20"/>Videos/</text:p>
      <text:p text:style-name="P1">.android/ <text:s text:c="23"/>.ssh/ <text:s text:c="27"/>Yasir/</text:p>
      <text:p text:style-name="P1">.bash_history <text:s text:c="19"/>.viminfo <text:s text:c="24"/>a.out</text:p>
      <text:p text:style-name="P1"><text:soft-page-break/>.bash_logout <text:s text:c="20"/>.vimrc <text:s text:c="26"/>android/</text:p>
      <text:p text:style-name="P1">.bashrc <text:s text:c="25"/>.xsession-errors <text:s text:c="16"/>ashwini_yocto .pptx</text:p>
      <text:p text:style-name="P1">.cache/ <text:s text:c="25"/>.xsession-errors.old <text:s text:c="12"/>bin/</text:p>
      <text:p text:style-name="P1">.compiz/ <text:s text:c="24"/>Audio_driver_flow.odt <text:s text:c="11"/>demo.sh</text:p>
      <text:p text:style-name="P1">.config/ <text:s text:c="24"/>Desktop/ <text:s text:c="24"/>examples.desktop</text:p>
      <text:p text:style-name="P1">.dbus/ <text:s text:c="26"/>Documents/ <text:s text:c="22"/>how_does_Audio_codecs_work.odt</text:p>
      <text:p text:style-name="P1">.dmrc <text:s text:c="27"/>Downloads/ <text:s text:c="22"/>jutursai@192.168.2.136/</text:p>
      <text:p text:style-name="P1">.gconf/ <text:s text:c="25"/>Fuego.pptx <text:s text:c="22"/>saikrishna_can.ppt</text:p>
      <text:p text:style-name="P1">.gitconfig <text:s text:c="22"/>Music/ <text:s text:c="26"/>sample_usb_drivers/</text:p>
      <text:p text:style-name="P1">.lesshst <text:s text:c="24"/>Pictures/ <text:s text:c="23"/>shell/</text:p>
      <text:p text:style-name="P1">.local/ <text:s text:c="25"/>Public/ <text:s text:c="25"/>test.txt</text:p>
      <text:p text:style-name="P1">.mozilla/ <text:s text:c="23"/>Rathod_Feb_Presentation.pptx <text:s text:c="4"/>try.c</text:p>
      <text:p text:style-name="P1">.profile <text:s text:c="24"/>Sessions/ <text:s text:c="23"/>video_brightness_contr_2_auto.c</text:p>
      <text:p text:style-name="P1">.re_demo.swp <text:s text:c="20"/>Templates/ <text:s text:c="22"/></text:p>
      <text:p text:style-name="P1">&gt;&gt;&gt; </text:p>
      <text:p text:style-name="P1">&gt;&gt;&gt; </text:p>
      <text:p text:style-name="P1">&gt;&gt;&gt; </text:p>
      <text:p text:style-name="P1"/>
      <text:p text:style-name="P1">KeyboardInterrupt</text:p>
      <text:p text:style-name="P1">&gt;&gt;&gt; </text:p>
      <text:p text:style-name="P1">KeyboardInterrupt</text:p>
      <text:p text:style-name="P1">&gt;&gt;&gt; </text:p>
      <text:p text:style-name="P1">[1]+ <text:s/>Stopped <text:s text:c="16"/>python</text:p>
      <text:p text:style-name="P1">sessitra@VTA055L:~$ clear</text:p>
      <text:p text:style-name="P1"></text:p>
      <text:p text:style-name="P1">sessitra@VTA055L:~$ python</text:p>
      <text:p text:style-name="P1">Python 2.7.6 (default, Jun 22 2015, 17:58:13) </text:p>
      <text:p text:style-name="P1">[GCC 4.8.2] on linux2</text:p>
      <text:p text:style-name="P1">Type "help", "copyright", "credits" or "license" for more information.</text:p>
      <text:p text:style-name="P1">&gt;&gt;&gt; quit()</text:p>
      <text:p text:style-name="P1">sessitra@VTA055L:~$ clear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oft-page-break/>sessitra@VTA055L:~$ python</text:p>
      <text:p text:style-name="P1">Python 2.7.6 (default, Jun 22 2015, 17:58:13) </text:p>
      <text:p text:style-name="P1">[GCC 4.8.2] on linux2</text:p>
      <text:p text:style-name="P1">Type "help", "copyright", "credits" or "license" for more information.</text:p>
      <text:p text:style-name="P1">&gt;&gt;&gt; import re</text:p>
      <text:p text:style-name="P1">&gt;&gt;&gt; mat = re.search(r"l(.+)", "the lion is coming and the people are running away")</text:p>
      <text:p text:style-name="P1">&gt;&gt;&gt; mat.group(1)</text:p>
      <text:p text:style-name="P1">'ion is coming and the people are running away'</text:p>
      <text:p text:style-name="P1">&gt;&gt;&gt; mat = re.search(r"l(.+)g", "the lion is coming and the people are running away")</text:p>
      <text:p text:style-name="P1">&gt;&gt;&gt; mat.group(1)</text:p>
      <text:p text:style-name="P1">'ion is coming and the people are runnin'</text:p>
      <text:p text:style-name="P1">&gt;&gt;&gt; mat = re.search(r"l(.+)g(.+)", "the lion is coming and the people are running away")</text:p>
      <text:p text:style-name="P1">&gt;&gt;&gt; mat.group(2)</text:p>
      <text:p text:style-name="P1">' away'</text:p>
      <text:p text:style-name="P1">&gt;&gt;&gt; mat.group(1)</text:p>
      <text:p text:style-name="P1">'ion is coming and the people are runnin'</text:p>
      <text:p text:style-name="P1">&gt;&gt;&gt; mat = re.search(r"l(.+)g(.+)g", "the lion is coming and the people are running away")</text:p>
      <text:p text:style-name="P1">&gt;&gt;&gt; mat.group(2</text:p>
      <text:p text:style-name="P1">... )</text:p>
      <text:p text:style-name="P1">' and the people are runnin'</text:p>
      <text:p text:style-name="P1">&gt;&gt;&gt; mat.group(1)</text:p>
      <text:p text:style-name="P1">'ion is comin'</text:p>
      <text:p text:style-name="P1">&gt;&gt;&gt; mat = re.search(r"l(.+)p(.+)g", "the lion is coming and the people are running away")</text:p>
      <text:p text:style-name="P1">&gt;&gt;&gt; mat.group(2)</text:p>
      <text:p text:style-name="P1">'le are runnin'</text:p>
      <text:p text:style-name="P1">&gt;&gt;&gt; mat.group(1)</text:p>
      <text:p text:style-name="P1">'ion is coming and the peo'</text:p>
      <text:p text:style-name="P1">&gt;&gt;&gt; mat = re.search(r"l(.+)l(.+)g", "the lion is coming and the people are running away")</text:p>
      <text:p text:style-name="P1">&gt;&gt;&gt; mat.group(1)</text:p>
      <text:p text:style-name="P1">'ion is coming and the peop'</text:p>
      <text:p text:style-name="P1">&gt;&gt;&gt; mat.group(2)</text:p>
      <text:p text:style-name="P1">'e are runnin'</text:p>
      <text:p text:style-name="P1">&gt;&gt;&gt; mat = re.search(r"l(.+)a(.+)a", "the lion is coming and the people are running away")</text:p>
      <text:p text:style-name="P1">&gt;&gt;&gt; mat.group(2)</text:p>
      <text:p text:style-name="P1">'w'</text:p>
      <text:p text:style-name="P1">&gt;&gt;&gt; mat.group(1)</text:p>
      <text:p text:style-name="P1">'ion is coming and the people are running '</text:p>
      <text:p text:style-name="P1">&gt;&gt;&gt; mat = re.search(r"l(.+)(.+)a", "the lion is coming and the people are running away")</text:p>
      <text:p text:style-name="P1">&gt;&gt;&gt; mat.group(1)</text:p>
      <text:p text:style-name="P1">'ion is coming and the people are running a'</text:p>
      <text:p text:style-name="P1">&gt;&gt;&gt; mat.group(2)</text:p>
      <text:p text:style-name="P1">'w'</text:p>
      <text:p text:style-name="P1">&gt;&gt;&gt; mat = re.search(r"l(.+)", "the lion is coming and the people are running away")</text:p>
      <text:p text:style-name="P1">&gt;&gt;&gt; mat.group(1)</text:p>
      <text:p text:style-name="P1">'ion is coming and the people are running away'</text:p>
      <text:p text:style-name="P1">&gt;&gt;&gt; mat = re.search(r"l(.+?)", "the lion is coming and the people are running away")</text:p>
      <text:p text:style-name="P1">&gt;&gt;&gt; mat.group(1)</text:p>
      <text:p text:style-name="P1">'i'</text:p>
      <text:p text:style-name="P1">&gt;&gt;&gt; mat = re.search(r"l(.*)", "the lion is coming and the people are running away")</text:p>
      <text:p text:style-name="P1">&gt;&gt;&gt; mat.group(1)</text:p>
      <text:p text:style-name="P1">'ion is coming and the people are running away'</text:p>
      <text:p text:style-name="P1">&gt;&gt;&gt; mat = re.search(r"l(.*?)", "the lion is coming and the people are running away")</text:p>
      <text:p text:style-name="P1"><text:soft-page-break/>&gt;&gt;&gt; mat.group(1)</text:p>
      <text:p text:style-name="P1">''</text:p>
      <text:p text:style-name="P1">&gt;&gt;&gt; mat = re.search(r"l(.+?)g(.+)", "the lion is coming and the people are running away")</text:p>
      <text:p text:style-name="P1">&gt;&gt;&gt; mat.group(1)</text:p>
      <text:p text:style-name="P1">'ion is comin'</text:p>
      <text:p text:style-name="P1">&gt;&gt;&gt; mat.group(2)</text:p>
      <text:p text:style-name="P1">' and the people are running away'</text:p>
      <text:p text:style-name="P1">&gt;&gt;&gt; mat = re.search(r"l(.+?)g(.+?)", "the lion is coming and the people are running away")</text:p>
      <text:p text:style-name="P1">&gt;&gt;&gt; mat.group(2)</text:p>
      <text:p text:style-name="P1">' '</text:p>
      <text:p text:style-name="P1">&gt;&gt;&gt; mat.group(1)</text:p>
      <text:p text:style-name="P1">'ion is comin'</text:p>
      <text:p text:style-name="P1">&gt;&gt;&gt; mat = re.search(r"l(.+?)g(.+?)g", "the lion is coming and the people are running away")</text:p>
      <text:p text:style-name="P1">&gt;&gt;&gt; mat.group(1)</text:p>
      <text:p text:style-name="P1">'ion is comin'</text:p>
      <text:p text:style-name="P1">&gt;&gt;&gt; mat.group(2)</text:p>
      <text:p text:style-name="P1">' and the people are runnin'</text:p>
      <text:p text:style-name="P1">&gt;&gt;&gt; f = open("file1.txt", "r")</text:p>
      <text:p text:style-name="P1">&gt;&gt;&gt; f</text:p>
      <text:p text:style-name="P1">&lt;open file 'file1.txt', mode 'r' at 0x7f16b152d4b0&gt;</text:p>
      <text:p text:style-name="P1">&gt;&gt;&gt; dir(f)</text:p>
      <text:p text:style-name="P1">['__class__', '__delattr__', '__doc__', '__enter__', '__exit__', '__format__', '__getattribute__', '__hash__', '__init__', '__iter__', '__new__', '__reduce__', '__reduce_ex__', '__repr__', '__setattr__', '__sizeof__', '__str__', '__subclasshook__', 'close', 'closed', 'encoding', 'errors', 'fileno', 'flush', 'isatty', 'mode', 'name', 'newlines', 'next', 'read', 'readinto', 'readline', 'readlines', 'seek', 'softspace', 'tell', 'truncate', 'write', 'writelines', 'xreadlines']</text:p>
      <text:p text:style-name="P1">&gt;&gt;&gt; help(f.readlnes)</text:p>
      <text:p text:style-name="P1">Traceback (most recent call last):</text:p>
      <text:p text:style-name="P1"><text:s text:c="2"/>File "&lt;stdin&gt;", line 1, in &lt;module&gt;</text:p>
      <text:p text:style-name="P1">AttributeError: 'file' object has no attribute 'readlnes'</text:p>
      <text:p text:style-name="P1">&gt;&gt;&gt; help(f.readlines)</text:p>
      <text:p text:style-name="P1"></text:p>
      <text:p text:style-name="P1">&gt;&gt;&gt; f.read()</text:p>
      <text:p text:style-name="P1">'hi how are you\nwhere are you\nwhat are you doing\n'</text:p>
      <text:p text:style-name="P1">&gt;&gt;&gt; f.read()</text:p>
      <text:p text:style-name="P1">''</text:p>
      <text:p text:style-name="P1">&gt;&gt;&gt; f.seek(0)</text:p>
      <text:p text:style-name="P1">&gt;&gt;&gt; f.tell()</text:p>
      <text:p text:style-name="P1">0</text:p>
      <text:p text:style-name="P1">&gt;&gt;&gt; f.read()</text:p>
      <text:p text:style-name="P1">'hi how are you\nwhere are you\nwhat are you doing\n'</text:p>
      <text:p text:style-name="P1">&gt;&gt;&gt; f.read()</text:p>
      <text:p text:style-name="P1">''</text:p>
      <text:p text:style-name="P1">&gt;&gt;&gt; f.seek(0)</text:p>
      <text:p text:style-name="P1">&gt;&gt;&gt; f.read(3)</text:p>
      <text:p text:style-name="P1">'hi '</text:p>
      <text:p text:style-name="P1">&gt;&gt;&gt; f.read(3)</text:p>
      <text:p text:style-name="P1">'how'</text:p>
      <text:p text:style-name="P1">&gt;&gt;&gt; f.read(3)</text:p>
      <text:p text:style-name="P1">' ar'</text:p>
      <text:p text:style-name="P1">&gt;&gt;&gt; f.read(4)</text:p>
      <text:p text:style-name="P1">'e yo'</text:p>
      <text:p text:style-name="P1"><text:soft-page-break/>&gt;&gt;&gt; f.seek(0)</text:p>
      <text:p text:style-name="P1">&gt;&gt;&gt; f.readlines()</text:p>
      <text:p text:style-name="P1">['hi how are you\n', 'where are you\n', 'what are you doing\n']</text:p>
      <text:p text:style-name="P1">&gt;&gt;&gt; f.readlines()</text:p>
      <text:p text:style-name="P1">[]</text:p>
      <text:p text:style-name="P1">&gt;&gt;&gt; f.seek(0)</text:p>
      <text:p text:style-name="P1">&gt;&gt;&gt; f.readlines()</text:p>
      <text:p text:style-name="P1">['hi how are you\n', 'where are you\n', 'what are you doing\n']</text:p>
      <text:p text:style-name="P1">&gt;&gt;&gt; f.close()</text:p>
      <text:p text:style-name="P1">&gt;&gt;&gt; f.readlines()</text:p>
      <text:p text:style-name="P1">Traceback (most recent call last):</text:p>
      <text:p text:style-name="P1"><text:s text:c="2"/>File "&lt;stdin&gt;", line 1, in &lt;module&gt;</text:p>
      <text:p text:style-name="P1">ValueError: I/O operation on closed file</text:p>
      <text:p text:style-name="P1">&gt;&gt;&gt; f = open("file2.txt", "w")</text:p>
      <text:p text:style-name="P1">&gt;&gt;&gt; f.write("hi there\nhow are you\nwhere are you\n")</text:p>
      <text:p text:style-name="P1">&gt;&gt;&gt; f.flush()</text:p>
      <text:p text:style-name="P1">&gt;&gt;&gt; f.close()</text:p>
      <text:p text:style-name="P1">&gt;&gt;&gt; f = open("file2.txt", "w")</text:p>
      <text:p text:style-name="P1">&gt;&gt;&gt; f.writelines(["hi there\n", "I am going to market\n", "Sudha is also coming\n"])</text:p>
      <text:p text:style-name="P1">&gt;&gt;&gt; f.flush()</text:p>
      <text:p text:style-name="P1">&gt;&gt;&gt; f.close()</text:p>
      <text:p text:style-name="P1">&gt;&gt;&gt; f = open("file3.txt", "a")</text:p>
      <text:p text:style-name="P1">&gt;&gt;&gt; f.write("I am on the way to office\nI am on the way to mumbai\n")</text:p>
      <text:p text:style-name="P1">&gt;&gt;&gt; f.flush()</text:p>
      <text:p text:style-name="P1">&gt;&gt;&gt; f.writelines("I am on the way to office\nI am on the way to mumbai\n")</text:p>
      <text:p text:style-name="P1">KeyboardInterrupt</text:p>
      <text:p text:style-name="P1">&gt;&gt;&gt; f.close()</text:p>
      <text:p text:style-name="P1">&gt;&gt;&gt; f = open("file3.txt", "a")</text:p>
      <text:p text:style-name="P1">&gt;&gt;&gt; f.writelines(["Hi how are you\n", "where are you\n"])</text:p>
      <text:p text:style-name="P1">&gt;&gt;&gt; f.flush()</text:p>
      <text:p text:style-name="P1">&gt;&gt;&gt; </text:p>
      <text:p text:style-name="P1">&gt;&gt;&gt; class Student:</text:p>
      <text:p text:style-name="P1">... <text:s text:c="4"/>pass</text:p>
      <text:p text:style-name="P1">... </text:p>
      <text:p text:style-name="P1">&gt;&gt;&gt; s = Student()</text:p>
      <text:p text:style-name="P1">&gt;&gt;&gt; s</text:p>
      <text:p text:style-name="P1">&lt;__main__.Student instance at 0x7f16af3bd488&gt;</text:p>
      <text:p text:style-name="P1">&gt;&gt;&gt; class Student:</text:p>
      <text:p text:style-name="P1">... <text:s text:c="4"/>def __init__(self, name, course):</text:p>
      <text:p text:style-name="P1">... <text:s text:c="12"/>self.name = name</text:p>
      <text:p text:style-name="P1">... <text:s text:c="12"/>self.course = course</text:p>
      <text:p text:style-name="P1">... <text:s text:c="4"/>def getName(self):</text:p>
      <text:p text:style-name="P1">... <text:s text:c="12"/>return self.name</text:p>
      <text:p text:style-name="P1">... <text:s text:c="4"/>def getCourse(self):</text:p>
      <text:p text:style-name="P1">... <text:s text:c="12"/>return self.course</text:p>
      <text:p text:style-name="P1">... </text:p>
      <text:p text:style-name="P1">&gt;&gt;&gt; s1 = Student("Ravi", "Python")</text:p>
      <text:p text:style-name="P1">&gt;&gt;&gt; s2 = Student("Bhavya", "Flask")</text:p>
      <text:p text:style-name="P1">&gt;&gt;&gt; s1</text:p>
      <text:p text:style-name="P1">&lt;__main__.Student instance at 0x7f16af3d3248&gt;</text:p>
      <text:p text:style-name="P1">&gt;&gt;&gt; s2</text:p>
      <text:p text:style-name="P1">&lt;__main__.Student instance at 0x7f16af3d3290&gt;</text:p>
      <text:p text:style-name="P1"><text:soft-page-break/>&gt;&gt;&gt; s1.getName()</text:p>
      <text:p text:style-name="P1">'Ravi'</text:p>
      <text:p text:style-name="P1">&gt;&gt;&gt; s2.getName()</text:p>
      <text:p text:style-name="P1">'Bhavya'</text:p>
      <text:p text:style-name="P1">&gt;&gt;&gt; class A:</text:p>
      <text:p text:style-name="P1">... <text:s text:c="4"/>def method1(self):</text:p>
      <text:p text:style-name="P1">... <text:s text:c="12"/>return "class a method1"</text:p>
      <text:p text:style-name="P1">... </text:p>
      <text:p text:style-name="P1">&gt;&gt;&gt; class B(A):</text:p>
      <text:p text:style-name="P1">... <text:s text:c="4"/>pass</text:p>
      <text:p text:style-name="P1">... </text:p>
      <text:p text:style-name="P1">&gt;&gt;&gt; b = B()</text:p>
      <text:p text:style-name="P1">&gt;&gt;&gt; b.method1()</text:p>
      <text:p text:style-name="P1">'class a method1'</text:p>
      <text:p text:style-name="P1">&gt;&gt;&gt; class B():</text:p>
      <text:p text:style-name="P1">... <text:s text:c="4"/>def method1(self):</text:p>
      <text:p text:style-name="P1">... <text:s text:c="12"/>return "class b method1"</text:p>
      <text:p text:style-name="P1">... </text:p>
      <text:p text:style-name="P1">&gt;&gt;&gt; class B:</text:p>
      <text:p text:style-name="P1">... <text:s text:c="4"/>def method1(self):</text:p>
      <text:p text:style-name="P1">... <text:s text:c="12"/>return "class b method1"</text:p>
      <text:p text:style-name="P1">... </text:p>
      <text:p text:style-name="P1">&gt;&gt;&gt; class C(A,B):</text:p>
      <text:p text:style-name="P1">... <text:s text:c="4"/>pass</text:p>
      <text:p text:style-name="P1">... </text:p>
      <text:p text:style-name="P1">&gt;&gt;&gt; c = C()</text:p>
      <text:p text:style-name="P1">&gt;&gt;&gt; c.method1()</text:p>
      <text:p text:style-name="P1">'class a method1'</text:p>
      <text:p text:style-name="P1">&gt;&gt;&gt; class C(B,A):</text:p>
      <text:p text:style-name="P1">... <text:s text:c="4"/>pass</text:p>
      <text:p text:style-name="P1">... </text:p>
      <text:p text:style-name="P1">&gt;&gt;&gt; c = C()</text:p>
      <text:p text:style-name="P1">&gt;&gt;&gt; c.method1()</text:p>
      <text:p text:style-name="P1">'class b method1'</text:p>
      <text:p text:style-name="P1">&gt;&gt;&gt;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8:54:59.810376734</meta:creation-date>
    <dc:date>2018-04-18T18:59:03.649159227</dc:date>
    <meta:editing-duration>P0D</meta:editing-duration>
    <meta:editing-cycles>1</meta:editing-cycles>
    <meta:document-statistic meta:table-count="0" meta:image-count="0" meta:object-count="0" meta:page-count="7" meta:paragraph-count="340" meta:word-count="1270" meta:character-count="12751" meta:non-whitespace-character-count="8081"/>
    <meta:generator>LibreOffice/4.2.8.2$Linux_X86_64 LibreOffice_project/420m0$Build-2</meta:generator>
  </office:meta>
</office:document-meta>
</file>